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Roman" svg:font-family="'Latin Modern Roma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1.763cm" fo:min-width="4.892cm" fo:padding-top="0.177cm" fo:padding-bottom="0.177cm" fo:padding-left="0.302cm" fo:padding-right="0.302cm"/>
    </style:style>
    <style:style style:name="gr2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3.456cm" fo:min-width="4.388cm" fo:padding-top="0.177cm" fo:padding-bottom="0.177cm" fo:padding-left="0.302cm" fo:padding-right="0.302cm"/>
    </style:style>
    <style:style style:name="gr3" style:family="graphic" style:parent-style-name="objectwithoutfill">
      <style:graphic-properties svg:stroke-width="0.053cm" svg:stroke-color="#000000" draw:marker-start-width="0.28cm" draw:marker-end="Symmetric_20_Arrow" draw:marker-end-width="0.38cm" draw:fill="solid" draw:textarea-vertical-align="middle" fo:padding-top="0.152cm" fo:padding-bottom="0.152cm" fo:padding-left="0.277cm" fo:padding-right="0.277cm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5.816cm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3.873cm"/>
    </style:style>
    <style:style style:name="gr6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1.763cm" fo:min-width="4.929cm" fo:padding-top="0.177cm" fo:padding-bottom="0.177cm" fo:padding-left="0.302cm" fo:padding-right="0.302cm"/>
    </style:style>
    <style:style style:name="gr7" style:family="graphic" style:parent-style-name="objectwithoutfill">
      <style:graphic-properties svg:stroke-width="0.053cm" svg:stroke-color="#000000" draw:marker-start-width="0.279cm" draw:marker-end="Symmetric_20_Arrow" draw:marker-end-width="0.379cm" draw:fill="solid" draw:fill-color="#729fcf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1.763cm" fo:min-width="3.148cm" fo:padding-top="0.177cm" fo:padding-bottom="0.177cm" fo:padding-left="0.302cm" fo:padding-right="0.302cm"/>
    </style:style>
    <style:style style:name="gr9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1.763cm" fo:min-width="4.796cm" fo:padding-top="0.177cm" fo:padding-bottom="0.177cm" fo:padding-left="0.302cm" fo:padding-right="0.302cm"/>
    </style:style>
    <style:style style:name="gr10" style:family="graphic" style:parent-style-name="standard">
      <style:graphic-properties draw:stroke="none" svg:stroke-color="#000000" draw:fill="none" draw:fill-color="#ffffff" draw:textarea-vertical-align="middle" fo:min-height="1.4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Latin Modern Roman" fo:font-size="20pt" fo:font-weight="bold" style:font-size-asian="20pt" style:font-weight-asian="bold" style:font-size-complex="20pt" style:font-weight-complex="bold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Latin Modern Roman" fo:font-size="100pt" style:font-size-asian="100pt" style:font-size-complex="100pt"/>
    </style:style>
    <style:style style:name="P5" style:family="paragraph">
      <loext:graphic-properties draw:fill="none" draw:fill-color="#ffffff"/>
      <style:paragraph-properties fo:text-align="center"/>
      <style:text-properties style:font-name="Latin Modern Roman" fo:font-size="22pt" style:font-size-asian="22pt" style:font-size-complex="22pt"/>
    </style:style>
    <style:style style:name="P6" style:family="paragraph">
      <loext:graphic-properties draw:fill="solid" draw:fill-color="#729fcf"/>
      <style:paragraph-properties fo:text-align="center"/>
    </style:style>
    <style:style style:name="T1" style:family="text">
      <style:text-properties style:font-name="Latin Modern Roman" fo:font-size="20pt" fo:font-weight="bold" style:font-size-asian="20pt" style:font-weight-asian="bold" style:font-size-complex="20pt" style:font-weight-complex="bold"/>
    </style:style>
    <style:style style:name="T2" style:family="text">
      <style:text-properties style:font-name="Latin Modern Roman" fo:font-size="100pt" style:font-size-asian="100pt" style:font-size-complex="100pt"/>
    </style:style>
    <style:style style:name="T3" style:family="text">
      <style:text-properties style:font-name="Latin Modern Roman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496cm" svg:height="2.117cm" svg:x="4.586cm" svg:y="9.084cm">
          <text:p text:style-name="P1"><text:span text:style-name="T1">Practice tex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4.992cm" svg:height="3.81cm" svg:x="11.9cm" svg:y="8.237cm">
          <text:p text:style-name="P1"><text:span text:style-name="T1">Interpolated</text:span></text:p>
          <text:p text:style-name="P1"><text:span text:style-name="T1">activity</text:span></text:p>
          <text:p text:style-name="P1"><text:span text:style-name="T1">practice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s" svg:x1="10.082cm" svg:y1="10.142cm" svg:x2="11.9cm" svg:y2="10.142cm" draw:start-shape="id1" draw:start-glue-point="1" draw:end-shape="id2" draw:end-glue-point="3" svg:d="M10082 10142h553 712 553" svg:viewBox="0 0 1819 1">
          <text:p/>
        </draw:connector>
        <draw:frame draw:style-name="gr4" draw:text-style-name="P4" draw:layer="layout" svg:width="2.4cm" svg:height="6.066cm" draw:transform="rotate (1.5707963267949) translate (10.576cm 14.992cm)">
          <draw:text-box>
            <text:p text:style-name="P1"><text:span text:style-name="T2">}</text:span></text:p>
          </draw:text-box>
        </draw:frame>
        <draw:frame draw:style-name="gr5" draw:text-style-name="P5" draw:layer="layout" svg:width="11.7cm" svg:height="4.123cm" svg:x="8.578cm" svg:y="14.692cm">
          <draw:text-box>
            <text:p text:style-name="P1"><text:span text:style-name="T3">Cont</text:span><text:span text:style-name="T3">ent </text:span><text:span text:style-name="T3">relat</text:span><text:span text:style-name="T3">ed </text:span><text:span text:style-name="T3">testi</text:span><text:span text:style-name="T3">ng </text:span><text:span text:style-name="T3">OR </text:span><text:span text:style-name="T3">gener</text:span><text:span text:style-name="T3">al </text:span><text:span text:style-name="T3">know</text:span><text:span text:style-name="T3">ledge </text:span><text:span text:style-name="T3">testi</text:span><text:span text:style-name="T3">ng </text:span><text:span text:style-name="T3">OR </text:span><text:span text:style-name="T3">rerea</text:span><text:span text:style-name="T3">ding</text:span></text:p>
          </draw:text-box>
        </draw:frame>
        <draw:custom-shape draw:style-name="gr6" draw:text-style-name="P2" xml:id="id3" draw:id="id3" draw:layer="layout" svg:width="5.533cm" svg:height="2.117cm" svg:x="18.785cm" svg:y="9.084cm">
          <text:p text:style-name="P1"><text:span text:style-name="T1">Practice text</text:span></text:p>
          <text:p text:style-name="P1"><text:span text:style-name="T1">questions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s" svg:x1="16.892cm" svg:y1="10.142cm" svg:x2="18.785cm" svg:y2="10.142cm" draw:start-shape="id2" draw:start-glue-point="1" draw:end-shape="id3" draw:end-glue-point="3" svg:d="M16892 10142h553 786 554" svg:viewBox="0 0 1894 1">
          <text:p/>
        </draw:connector>
        <draw:custom-shape draw:style-name="gr8" draw:text-style-name="P2" xml:id="id4" draw:id="id4" draw:layer="controls" svg:width="3.752cm" svg:height="2.117cm" svg:x="25.982cm" svg:y="9.084cm">
          <text:p text:style-name="P1"><text:span text:style-name="T1">Text 1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controls" draw:type="lines" svg:x1="24.318cm" svg:y1="10.142cm" svg:x2="25.982cm" svg:y2="10.142cm" draw:start-shape="id3" draw:start-glue-point="1" draw:end-shape="id4" draw:end-glue-point="3" svg:d="M24318 10142h552 559 553" svg:viewBox="0 0 1665 1">
          <text:p/>
        </draw:connector>
        <draw:custom-shape draw:style-name="gr9" draw:text-style-name="P2" xml:id="id5" draw:id="id5" draw:layer="controls" svg:width="5.4cm" svg:height="2.117cm" svg:x="31.484cm" svg:y="9.084cm">
          <text:p text:style-name="P1"><text:span text:style-name="T1">Interpolated</text:span></text:p>
          <text:p text:style-name="P1"><text:span text:style-name="T1">activity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controls" draw:type="lines" svg:x1="29.734cm" svg:y1="10.142cm" svg:x2="31.484cm" svg:y2="10.142cm" draw:start-shape="id4" draw:start-glue-point="1" draw:end-shape="id5" draw:end-glue-point="3" svg:d="M29734 10142h553 644 553" svg:viewBox="0 0 1751 1">
          <text:p/>
        </draw:connector>
        <draw:custom-shape draw:style-name="gr8" draw:text-style-name="P2" xml:id="id6" draw:id="id6" draw:layer="controls" svg:width="3.752cm" svg:height="2.117cm" svg:x="38.781cm" svg:y="9.084cm">
          <text:p text:style-name="P1"><text:span text:style-name="T1">Text 2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7" draw:id="id7" draw:layer="controls" svg:width="5.4cm" svg:height="2.117cm" svg:x="44.286cm" svg:y="9.084cm">
          <text:p text:style-name="P1"><text:span text:style-name="T1">Interpolated</text:span></text:p>
          <text:p text:style-name="P1"><text:span text:style-name="T1">activity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controls" draw:type="lines" svg:x1="36.884cm" svg:y1="10.142cm" svg:x2="38.781cm" svg:y2="10.142cm" draw:start-shape="id5" draw:start-glue-point="1" draw:end-shape="id6" draw:end-glue-point="3" svg:d="M36884 10142h553 791 553" svg:viewBox="0 0 1898 1">
          <text:p/>
        </draw:connector>
        <draw:connector draw:style-name="gr7" draw:text-style-name="P6" draw:layer="controls" draw:type="lines" svg:x1="42.533cm" svg:y1="10.142cm" svg:x2="44.286cm" svg:y2="10.142cm" draw:start-shape="id6" draw:start-glue-point="1" draw:end-shape="id7" draw:end-glue-point="3" svg:d="M42533 10142h553 647 553" svg:viewBox="0 0 1754 1">
          <text:p/>
        </draw:connector>
        <draw:custom-shape draw:style-name="gr8" draw:text-style-name="P2" xml:id="id8" draw:id="id8" draw:layer="controls" svg:width="3.752cm" svg:height="2.117cm" svg:x="51.583cm" svg:y="9.084cm">
          <text:p text:style-name="P1"><text:span text:style-name="T1">Text 3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9" draw:id="id9" draw:layer="controls" svg:width="5.4cm" svg:height="2.117cm" svg:x="57.085cm" svg:y="9.084cm">
          <text:p text:style-name="P1"><text:span text:style-name="T1">Final test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controls" draw:type="lines" svg:x1="49.686cm" svg:y1="10.142cm" svg:x2="51.583cm" svg:y2="10.142cm" draw:start-shape="id7" draw:start-glue-point="1" draw:end-shape="id8" draw:end-glue-point="3" svg:d="M49686 10142h553 791 553" svg:viewBox="0 0 1898 1">
          <text:p/>
        </draw:connector>
        <draw:connector draw:style-name="gr7" draw:text-style-name="P6" draw:layer="controls" draw:type="lines" svg:x1="55.335cm" svg:y1="10.142cm" svg:x2="57.085cm" svg:y2="10.142cm" draw:start-shape="id8" draw:start-glue-point="1" draw:end-shape="id9" draw:end-glue-point="3" svg:d="M55335 10142h553 644 553" svg:viewBox="0 0 1751 1">
          <text:p/>
        </draw:connector>
        <draw:frame draw:style-name="gr4" draw:text-style-name="P4" draw:layer="controls" svg:width="2.4cm" svg:height="6.066cm" draw:transform="rotate (-1.5707963267949) translate (41.478cm 6.392cm)">
          <draw:text-box>
            <text:p text:style-name="P1"><text:span text:style-name="T2">}</text:span></text:p>
          </draw:text-box>
        </draw:frame>
        <draw:frame draw:style-name="gr10" draw:text-style-name="P5" draw:layer="controls" svg:width="7.1cm" svg:height="1.7cm" svg:x="34.214cm" svg:y="5.292cm">
          <draw:text-box>
            <text:p text:style-name="P1"><text:span text:style-name="T3">Feedback</text:span></text:p>
          </draw:text-box>
        </draw:frame>
        <draw:frame draw:style-name="gr4" draw:text-style-name="P4" draw:layer="controls" svg:width="2.4cm" svg:height="6.066cm" draw:transform="rotate (-1.5707963267949) translate (54.35cm 6.398cm)">
          <draw:text-box>
            <text:p text:style-name="P1"><text:span text:style-name="T2">}</text:span></text:p>
          </draw:text-box>
        </draw:frame>
        <draw:frame draw:style-name="gr10" draw:text-style-name="P5" draw:layer="controls" svg:width="7.1cm" svg:height="1.7cm" svg:x="47.086cm" svg:y="5.298cm">
          <draw:text-box>
            <text:p text:style-name="P1"><text:span text:style-name="T3">Feedback</text:span></text:p>
          </draw:text-box>
        </draw:frame>
        <draw:frame draw:style-name="gr4" draw:text-style-name="P4" draw:layer="layout" svg:width="2.4cm" svg:height="6.066cm" draw:transform="rotate (-1.5707963267949) translate (21.5cm 5.8cm)">
          <draw:text-box>
            <text:p text:style-name="P1"><text:span text:style-name="T2">}</text:span></text:p>
          </draw:text-box>
        </draw:frame>
        <draw:frame draw:style-name="gr10" draw:text-style-name="P5" draw:layer="layout" svg:width="7.1cm" svg:height="1.7cm" svg:x="14.236cm" svg:y="4.7cm">
          <draw:text-box>
            <text:p text:style-name="P1"><text:span text:style-name="T3">Feedbac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Roman" svg:font-family="'Latin Modern Roma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67.733cm" fo:page-height="22.2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5T00:39:49.133392000</meta:creation-date>
    <dc:date>2019-04-25T15:42:00.564746355</dc:date>
    <meta:editing-duration>PT38M47S</meta:editing-duration>
    <meta:editing-cycles>12</meta:editing-cycles>
    <meta:generator>LibreOffice/6.2.2.2$Linux_X86_64 LibreOffice_project/20$Build-2</meta:generator>
    <meta:document-statistic meta:object-count="25"/>
  </office:meta>
</office:document-meta>
</file>